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4543" officeooo:paragraph-rsid="0006454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64543" officeooo:paragraph-rsid="00064543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64543" officeooo:paragraph-rsid="00064543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5pt" style:text-underline-style="solid" style:text-underline-width="auto" style:text-underline-color="font-color" fo:font-weight="bold" officeooo:rsid="0003e67a" officeooo:paragraph-rsid="0003e67a" style:font-size-asian="15pt" style:font-weight-asian="bold" style:font-size-complex="15pt" style:font-weight-complex="bold"/>
    </style:style>
    <style:style style:name="P5" style:family="paragraph" style:parent-style-name="Text_20_body">
      <style:text-properties fo:font-size="15pt" style:text-underline-style="solid" style:text-underline-width="auto" style:text-underline-color="font-color" fo:font-weight="bold" officeooo:rsid="000538d5" officeooo:paragraph-rsid="000538d5" style:font-size-asian="15pt" style:font-weight-asian="bold" style:font-size-complex="15pt" style:font-weight-complex="bold"/>
    </style:style>
    <style:style style:name="P6" style:family="paragraph" style:parent-style-name="Text_20_body">
      <style:text-properties officeooo:rsid="000538d5" officeooo:paragraph-rsid="000538d5"/>
    </style:style>
    <style:style style:name="P7" style:family="paragraph" style:parent-style-name="Text_20_body">
      <style:text-properties fo:font-size="15pt" style:text-underline-style="solid" style:text-underline-width="auto" style:text-underline-color="font-color" fo:font-weight="bold" officeooo:rsid="00064543" officeooo:paragraph-rsid="00064543" style:font-size-asian="15pt" style:font-weight-asian="bold" style:font-size-complex="15pt" style:font-weight-complex="bold"/>
    </style:style>
    <style:style style:name="P8" style:family="paragraph" style:parent-style-name="Text_20_body">
      <style:text-properties officeooo:rsid="00064543" officeooo:paragraph-rsid="00064543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03e67a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UCAÇÃO AMBIENTAL</text:p>
      <text:p text:style-name="P1"/>
      <text:p text:style-name="P2">Grupo ECO</text:p>
      <text:p text:style-name="P3">Helder Oliveira</text:p>
      <text:p text:style-name="P3">Laura</text:p>
      <text:p text:style-name="P3">Larissa</text:p>
      <text:p text:style-name="P3">Matheus</text:p>
      <text:p text:style-name="P3">Mayara</text:p>
      <text:p text:style-name="P4"/>
      <text:p text:style-name="P4">Introdução</text:p>
      <text:p text:style-name="Text_20_body"/>
      <text:p text:style-name="Text_20_body">Vivemos em um mundo em constante transformação, e cuidar do meio ambiente é um dos maiores desafios do nosso tempo. Este site nasceu com o propósito de despertar a consciência ambiental, inspirar mudanças de hábitos e promover ações que façam a diferença no presente e no futuro.</text:p>
      <text:p text:style-name="Text_20_body">Aqui, você encontrará conteúdos educativos, dicas práticas, <text:span text:style-name="T1">abordagem da biodiversidade, sustentabilidade, energias renováveis e gestão de resíduos, entre outros, </text:span>que mostram como cada pessoa pode contribuir para um planeta mais saudável. Nosso objetivo é conectar conhecimento e ação, incentivando escolas, empresas e comunidades a se engajarem na construção de um mundo sustentável.</text:p>
      <text:p text:style-name="Text_20_body">Acreditamos que a educação é a chave para transformar realidades. Por isso, <text:span text:style-name="T1">este site será </text:span>um ponto de encontro para quem busca aprender <text:span text:style-name="T1">e </text:span>ensinar <text:span text:style-name="T1">a</text:span> preserv<text:span text:style-name="T1">ar</text:span> a natureza e melhor<text:span text:style-name="T1">ar</text:span> a qualidade de vida de todos.</text:p>
      <text:p text:style-name="Text_20_body"/>
      <text:p text:style-name="P5">Justificativa</text:p>
      <text:p text:style-name="P6">A criação deste site de Educação Ambiental se justifica pela busca de conscientizar e informa a sociedade sobre a importância da preservação do meio ambiente. Vivemos em uma sociedade</text:p>
      <text:p text:style-name="P6"/>
      <text:p text:style-name="P6"/>
      <text:p text:style-name="P7">Abordagem do tema</text:p>
      <text:p text:style-name="P8"/>
      <text:p text:style-name="P7">Público-Alvo</text:p>
      <text:list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4:54:24.144465200</meta:creation-date>
    <dc:date>2025-09-05T17:38:28.519210600</dc:date>
    <meta:editing-duration>PT1H6M22S</meta:editing-duration>
    <meta:editing-cycles>1</meta:editing-cycles>
    <meta:document-statistic meta:table-count="0" meta:image-count="0" meta:object-count="0" meta:page-count="1" meta:paragraph-count="16" meta:word-count="182" meta:character-count="1176" meta:non-whitespace-character-count="1010"/>
    <meta:generator>LibreOffice/25.2.5.2$Windows_X86_64 LibreOffice_project/03d19516eb2e1dd5d4ccd751a0d6f35f35e08022</meta:generator>
  </office:meta>
</office:document-meta>
</file>